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617f" officeooo:paragraph-rsid="000a617f"/>
    </style:style>
    <style:style style:name="P2" style:family="paragraph" style:parent-style-name="Standard">
      <style:text-properties officeooo:rsid="000d600e" officeooo:paragraph-rsid="000d600e"/>
    </style:style>
    <style:style style:name="P3" style:family="paragraph" style:parent-style-name="Standard">
      <style:text-properties officeooo:rsid="000ee552" officeooo:paragraph-rsid="000ee552"/>
    </style:style>
    <style:style style:name="P4" style:family="paragraph" style:parent-style-name="Standard">
      <style:text-properties officeooo:rsid="001061d8" officeooo:paragraph-rsid="001061d8"/>
    </style:style>
    <style:style style:name="P5" style:family="paragraph" style:parent-style-name="Standard">
      <style:text-properties officeooo:rsid="0010928f" officeooo:paragraph-rsid="0010928f"/>
    </style:style>
    <style:style style:name="P6" style:family="paragraph" style:parent-style-name="Standard">
      <style:text-properties officeooo:rsid="00118b65" officeooo:paragraph-rsid="00118b65"/>
    </style:style>
    <style:style style:name="T1" style:family="text">
      <style:text-properties officeooo:rsid="000be2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ão é uma cadeira bem prática, nela, as aulas são ministradas ou no anfiteatro do Cin, ou no 360 do Academy que fica no segundo andar do Bloco E. <text:span text:style-name="T1">São vários professores, de diversas áreas como psicologia, design, etc.</text:span></text:p>
      <text:p text:style-name="P2">No começo vocês formam um grupo menor e vão atras de pesquisa de campo para analisar um local e entrevistar pessoas, fazer anotações.</text:p>
      <text:p text:style-name="P3">Cada mini grupo apresenta essas ideias e de uma maneira pseudo aletória vão ser escolhidos os grupos principais baseados nesses temas dos mini grupos. Vários temas vão morrer sem grupo, e isso geralmente é uma zona mas no final dá tudo certo.</text:p>
      <text:p text:style-name="P3"/>
      <text:p text:style-name="P4">Depois disso toda semana tem entrega onde o orador do grupo faz uma apresentação, que se transforma aos poucos num Pitch.</text:p>
      <text:p text:style-name="P4"/>
      <text:p text:style-name="P5">É uma cadeira interessantíssima para treinar relacionamentos com as pessoas do seu grupo, que podem ser desconhecidos, treinar na prática algum conceito que você queira enquanto passa na cadeira, uma boa introdução à Startups, fazer contatos, e enfim, tem muita coisa para aproveitar caso você não tenha botado outras mil cadeiras junto.</text:p>
      <text:p text:style-name="P5"/>
      <text:p text:style-name="P6">A dica é sigam as entregas, sempre tenham fé na sua solução, não atrasem e aceitem as críticas dos professores, gravem eles falando, re escutem, usem a oportunidade para melho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53S</meta:editing-duration>
    <meta:editing-cycles>9</meta:editing-cycles>
    <meta:generator>LibreOffice/5.1.6.2$Linux_X86_64 LibreOffice_project/10m0$Build-2</meta:generator>
    <dc:date>2018-10-15T20:50:47.156965396</dc:date>
    <meta:document-statistic meta:table-count="0" meta:image-count="0" meta:object-count="0" meta:page-count="1" meta:paragraph-count="6" meta:word-count="207" meta:character-count="1234" meta:non-whitespace-character-count="1033"/>
    <meta:user-defined meta:name="Info 1"/>
    <meta:user-defined meta:name="Info 2"/>
    <meta:user-defined meta:name="Info 3"/>
    <meta:user-defined meta:name="Info 4"/>
  </office:meta>
</office:document-meta>
</file>